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6.399cm" style:rel-column-width="24669*"/>
    </style:style>
    <style:style style:name="Tabelle1.B" style:family="table-column">
      <style:table-column-properties style:column-width="0.349cm" style:rel-column-width="1346*"/>
    </style:style>
    <style:style style:name="Tabelle1.C" style:family="table-column">
      <style:table-column-properties style:column-width="3.15cm" style:rel-column-width="12144*"/>
    </style:style>
    <style:style style:name="Tabelle1.D" style:family="table-column">
      <style:table-column-properties style:column-width="7.101cm" style:rel-column-width="27376*"/>
    </style:style>
    <style:style style:name="Tabelle1.A1" style:family="table-cell">
      <style:table-cell-properties fo:padding="0.097cm" fo:border="none"/>
    </style:style>
    <style:style style:name="Tabelle1.C1" style:family="table-cell">
      <style:table-cell-properties fo:padding="0cm" fo:border-left="none" fo:border-right="none" fo:border-top="none" fo:border-bottom="1pt solid #000000"/>
    </style:style>
    <style:style style:name="Tabelle1.D6" style:family="table-cell">
      <style:table-cell-properties fo:padding="0cm" fo:border="none"/>
    </style:style>
    <style:style style:name="P1" style:family="paragraph" style:parent-style-name="Standard">
      <style:paragraph-properties>
        <style:tab-stops>
          <style:tab-stop style:position="1.928cm"/>
          <style:tab-stop style:position="2.799cm"/>
          <style:tab-stop style:position="4.233cm"/>
        </style:tab-stops>
      </style:paragraph-properties>
      <style:text-properties fo:font-size="12pt" officeooo:paragraph-rsid="001d5884" style:font-size-asian="12pt" style:font-size-complex="12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4.84cm"/>
          <style:tab-stop style:position="8.255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1.928cm"/>
          <style:tab-stop style:position="2.799cm"/>
          <style:tab-stop style:position="4.233cm"/>
        </style:tab-stops>
      </style:paragraph-properties>
      <style:text-properties style:font-name="Wingdings" fo:font-size="12pt" officeooo:paragraph-rsid="001d5884" style:font-size-asian="12pt" style:font-size-complex="12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paragraph-properties fo:margin-top="0cm" fo:margin-bottom="0cm" style:contextual-spacing="false" fo:line-height="110%">
        <style:tab-stops>
          <style:tab-stop style:position="1.928cm"/>
          <style:tab-stop style:position="2.752cm"/>
        </style:tab-stops>
      </style:paragraph-properties>
      <style:text-properties fo:font-size="12pt" officeooo:paragraph-rsid="001d5884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>
        <style:tab-stops>
          <style:tab-stop style:position="1.928cm"/>
          <style:tab-stop style:position="2.752cm"/>
        </style:tab-stops>
      </style:paragraph-properties>
      <style:text-properties fo:font-size="12pt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847cm"/>
          <style:tab-stop style:position="1.041cm"/>
          <style:tab-stop style:position="1.928cm"/>
          <style:tab-stop style:position="2.775cm"/>
        </style:tab-stops>
      </style:paragraph-properties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847cm"/>
          <style:tab-stop style:position="1.928cm"/>
          <style:tab-stop style:position="2.775cm"/>
        </style:tab-stops>
      </style:paragraph-properties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847cm"/>
          <style:tab-stop style:position="1.041cm"/>
          <style:tab-stop style:position="1.928cm"/>
          <style:tab-stop style:position="2.775cm"/>
        </style:tab-stops>
      </style:paragraph-properties>
      <style:text-properties fo:font-size="12pt" officeooo:paragraph-rsid="001dd3c6" style:font-size-asian="12pt" style:font-size-complex="12pt"/>
    </style:style>
    <style:style style:name="P21" style:family="paragraph" style:parent-style-name="Standard">
      <style:paragraph-properties fo:margin-left="0cm" fo:margin-right="0cm" fo:line-height="100%" fo:text-align="end" style:justify-single-word="false" fo:text-indent="0cm" style:auto-text-indent="false">
        <style:tab-stops/>
      </style:paragraph-properties>
      <style:text-properties fo:font-size="12pt" officeooo:paragraph-rsid="002097d9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3.762cm"/>
          <style:tab-stop style:position="10.465cm"/>
        </style:tab-stops>
      </style:paragraph-properties>
      <style:text-properties fo:font-size="10pt" officeooo:paragraph-rsid="00126344" style:font-size-asian="10pt" style:font-size-complex="10pt"/>
    </style:style>
    <style:style style:name="P2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3.739cm"/>
          <style:tab-stop style:position="10.442cm"/>
        </style:tab-stops>
      </style:paragraph-properties>
      <style:text-properties fo:font-size="10pt" style:font-size-asian="8.75pt" style:font-size-complex="10pt"/>
    </style:style>
    <style:style style:name="P2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3.739cm"/>
          <style:tab-stop style:position="10.442cm"/>
        </style:tab-stops>
      </style:paragraph-properties>
      <style:text-properties officeooo:paragraph-rsid="00126344"/>
    </style:style>
    <style:style style:name="P25" style:family="paragraph" style:parent-style-name="Standard">
      <style:paragraph-properties fo:margin-left="0cm" fo:margin-right="0cm" fo:margin-top="0.4cm" fo:margin-bottom="0cm" style:contextual-spacing="false" fo:text-align="start" style:justify-single-word="false" fo:text-indent="0cm" style:auto-text-indent="false">
        <style:tab-stops>
          <style:tab-stop style:position="-0.847cm"/>
          <style:tab-stop style:position="1.041cm"/>
          <style:tab-stop style:position="1.928cm"/>
          <style:tab-stop style:position="2.775cm"/>
        </style:tab-stops>
      </style:paragraph-properties>
      <style:text-properties officeooo:paragraph-rsid="001d5884"/>
    </style:style>
    <style:style style:name="P26" style:family="paragraph" style:parent-style-name="Standard">
      <style:paragraph-properties fo:margin-top="0.3cm" fo:margin-bottom="0cm" style:contextual-spacing="false" fo:line-height="110%">
        <style:tab-stops>
          <style:tab-stop style:position="1.928cm"/>
          <style:tab-stop style:position="2.752cm"/>
        </style:tab-stops>
      </style:paragraph-properties>
      <style:text-properties fo:font-size="12pt" officeooo:paragraph-rsid="001d5884" style:font-size-asian="12pt" style:font-size-complex="12pt"/>
    </style:style>
    <style:style style:name="P27" style:family="paragraph" style:parent-style-name="Standard">
      <style:paragraph-properties fo:margin-top="0.199cm" fo:margin-bottom="0cm" style:contextual-spacing="false"/>
      <style:text-properties fo:font-size="10pt" style:font-size-asian="10pt" style:font-size-complex="10pt"/>
    </style:style>
    <style:style style:name="P28" style:family="paragraph" style:parent-style-name="Table_20_Contents">
      <style:paragraph-properties fo:margin-top="0.199cm" fo:margin-bottom="0cm" style:contextual-spacing="false" fo:line-height="100%" fo:text-align="end" style:justify-single-word="false"/>
      <style:text-properties fo:font-size="12pt" officeooo:paragraph-rsid="002097d9" style:font-size-asian="12pt" style:font-size-complex="12pt"/>
    </style:style>
    <style:style style:name="P29" style:family="paragraph" style:parent-style-name="Table_20_Contents">
      <style:paragraph-properties fo:line-height="100%" fo:text-align="end" style:justify-single-word="false"/>
      <style:text-properties fo:font-size="12pt" officeooo:paragraph-rsid="002097d9" style:font-size-asian="12pt" style:font-size-complex="12pt"/>
    </style:style>
    <style:style style:name="P30" style:family="paragraph" style:parent-style-name="Table_20_Contents">
      <style:text-properties fo:font-size="12pt" officeooo:paragraph-rsid="002097d9" style:font-size-asian="12pt" style:font-size-complex="12pt"/>
    </style:style>
    <style:style style:name="P31" style:family="paragraph" style:parent-style-name="Standard" style:list-style-name="L1">
      <style:paragraph-properties fo:margin-left="0cm" fo:margin-right="0cm" fo:text-indent="-0.635cm" style:auto-text-indent="false">
        <style:tab-stops/>
      </style:paragraph-properties>
      <style:text-properties fo:font-size="12pt" officeooo:paragraph-rsid="001d5884" style:font-size-asian="12pt" style:font-size-complex="12pt"/>
    </style:style>
    <style:style style:name="P32" style:family="paragraph" style:parent-style-name="Standard">
      <style:paragraph-properties fo:margin-left="0cm" fo:margin-right="0cm" fo:line-height="100%" fo:text-align="end" style:justify-single-word="false" fo:text-indent="0cm" style:auto-text-indent="false">
        <style:tab-stops/>
      </style:paragraph-properties>
      <style:text-properties fo:font-size="12pt" officeooo:rsid="00126344" officeooo:paragraph-rsid="002097d9" style:font-size-asian="12pt" style:font-size-complex="12pt"/>
    </style:style>
    <style:style style:name="P33" style:family="paragraph" style:parent-style-name="Standard">
      <style:paragraph-properties fo:margin-left="0cm" fo:margin-right="0cm" fo:line-height="100%" fo:text-align="end" style:justify-single-word="false" fo:text-indent="0cm" style:auto-text-indent="false">
        <style:tab-stops/>
      </style:paragraph-properties>
      <style:text-properties fo:font-size="12pt" officeooo:rsid="002097d9" officeooo:paragraph-rsid="002097d9" style:font-size-asian="12pt" style:font-size-complex="12pt"/>
    </style:style>
    <style:style style:name="P3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font-size="10pt" officeooo:paragraph-rsid="002097d9" style:font-size-asian="10pt" style:font-size-complex="10pt"/>
    </style:style>
    <style:style style:name="P35" style:family="paragraph" style:parent-style-name="Heading_20_3">
      <style:text-properties fo:font-size="14pt" style:font-size-asian="14pt" style:font-size-complex="14pt"/>
    </style:style>
    <style:style style:name="P36" style:family="paragraph" style:parent-style-name="Heading_20_3">
      <style:paragraph-properties fo:break-before="page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Footer">
      <style:paragraph-properties fo:text-align="end" style:justify-single-word="false"/>
      <style:text-properties fo:font-size="8pt" officeooo:paragraph-rsid="00265a79" style:font-size-asian="8pt" style:font-size-complex="8pt"/>
    </style:style>
    <style:style style:name="P39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40" style:family="paragraph">
      <style:paragraph-properties fo:text-align="start"/>
      <style:text-properties style:text-line-through-style="none" style:font-name="Arial" fo:font-size="11pt" fo:font-style="normal" style:text-underline-style="none" fo:font-weight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Wingdings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26344" style:font-style-asian="italic" style:font-style-complex="italic"/>
    </style:style>
    <style:style style:name="T9" style:family="text">
      <style:text-properties fo:font-style="italic" officeooo:rsid="001e7c7c" style:font-style-asian="italic" style:font-style-complex="italic"/>
    </style:style>
    <style:style style:name="T10" style:family="text">
      <style:text-properties fo:font-style="italic" officeooo:rsid="002097d9" style:font-style-asian="italic" style:font-style-complex="italic"/>
    </style:style>
    <style:style style:name="T11" style:family="text">
      <style:text-properties officeooo:rsid="001d5884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1d5884"/>
    </style:style>
    <style:style style:name="T14" style:family="text">
      <style:text-properties officeooo:rsid="001dd3c6"/>
    </style:style>
    <style:style style:name="T15" style:family="text">
      <style:text-properties officeooo:rsid="001e7c7c"/>
    </style:style>
    <style:style style:name="T16" style:family="text">
      <style:text-properties officeooo:rsid="00126344"/>
    </style:style>
    <style:style style:name="T17" style:family="text">
      <style:text-properties officeooo:rsid="002097d9"/>
    </style:style>
    <style:style style:name="T18" style:family="text">
      <style:text-properties officeooo:rsid="00265a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  <style:style style:name="gr4" style:family="graphic">
      <style:graphic-properties fo:border="none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vertical-align="bottom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data-style-name="C118">
      <style:graphic-properties draw:textarea-vertical-align="bottom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C118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omposer" form:control-implementation="ooo:com.sun.star.form.component.CheckBox" xml:id="control1" form:id="control1" form:label="compos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lyricist" form:control-implementation="ooo:com.sun.star.form.component.CheckBox" xml:id="control2" form:id="control2" form:label="lyricis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producer" form:control-implementation="ooo:com.sun.star.form.component.CheckBox" xml:id="control3" form:id="control3" form:label="music produc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remixer" form:control-implementation="ooo:com.sun.star.form.component.CheckBox" xml:id="control4" form:id="control4" form:label="remix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dj" form:control-implementation="ooo:com.sun.star.form.component.CheckBox" xml:id="control5" form:id="control5" form:label="DJ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radio form:name="inColSoc" form:control-implementation="ooo:com.sun.star.form.component.RadioButton" xml:id="control6" form:id="control6" form:label="yes, I'm a member of" formx:group-name="isInColSoc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inColSoc" form:control-implementation="ooo:com.sun.star.form.component.RadioButton" xml:id="control7" form:id="control7" form:label="no" formx:group-name="isInColSoc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inColSocName" form:control-implementation="ooo:com.sun.star.form.component.TextField" xml:id="control8" form:id="control8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radio form:name="investMmbr" form:control-implementation="ooo:com.sun.star.form.component.RadioButton" xml:id="control9" form:id="control9" form:label="yes" formx:group-name="isInvestMmbr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investMmbr" form:control-implementation="ooo:com.sun.star.form.component.RadioButton" xml:id="control10" form:id="control10" form:label="no" form:visual-effect="flat" formx:group-name="isInvestMmbr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URL" form:control-implementation="ooo:com.sun.star.form.component.TextField" xml:id="control11" form:id="control11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andPseudonym" form:control-implementation="ooo:com.sun.star.form.component.TextField" xml:id="control12" form:id="control12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" form:control-implementation="ooo:com.sun.star.form.component.TextField" xml:id="control13" form:id="control13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ity" form:control-implementation="ooo:com.sun.star.form.component.TextField" xml:id="control14" form:id="control14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15" form:id="control15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astName" form:control-implementation="ooo:com.sun.star.form.component.TextField" xml:id="control16" form:id="control16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" form:control-implementation="ooo:com.sun.star.form.component.TextField" xml:id="control17" form:id="control17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date form:name="dateOfBirth" form:control-implementation="ooo:com.sun.star.form.component.DateField" xml:id="control18" form:id="control18" form:current-value="1975-01-01" form:max-value="1999-12-31" form:min-value="1913-01-01" form:value="1975-01-01" form:validation="true">
            <form:properties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5"/>
      <text:p text:style-name="P15"/>
      <text:p text:style-name="P15"/>
      <text:p text:style-name="P15"/>
      <text:p text:style-name="P13"/>
      <text:p text:style-name="P14"/>
      <text:p text:style-name="P14">OpenMusicContest.org e.V.</text:p>
      <text:p text:style-name="P16">c/o Michalke</text:p>
      <text:p text:style-name="P16">Am Straussenkreuz 11</text:p>
      <text:p text:style-name="P16">40229 Düsseldorf</text:p>
      <text:p text:style-name="P16">Germany</text:p>
      <text:p text:style-name="P17"/>
      <text:p text:style-name="P5"/>
      <text:p text:style-name="P5">Declaration of Intent<text:line-break/>to join<text:line-break/>Cultural Commons Collecting Society<text:line-break/>(C3S)</text:p>
      <text:p text:style-name="P6"/>
      <text:p text:style-name="P4">Please read all of the information carefully,<text:line-break/>then fill in the form and send it to C3S.</text:p>
      <text:p text:style-name="Standard"/>
      <text:p text:style-name="P8"><text:tab/>by email:<text:tab/>yes (at) c3s.cc</text:p>
      <text:p text:style-name="P8"/>
      <text:p text:style-name="P8"><text:tab/>by fax:<text:tab/>Wolfgang Senges<text:line-break/><text:tab/><text:tab/>+49 (0)3212 – 9181818</text:p>
      <text:p text:style-name="P8"/>
      <text:p text:style-name="P8"><text:tab/>by postal service:<text:tab/>OpenMusicContest.org e.V.<text:line-break/><text:tab/><text:tab/>c/o Michalke<text:line-break/><text:tab/><text:tab/>Am Straussenkreuz 11<text:line-break/><text:tab/><text:tab/>40229 Düsseldorf<text:line-break/><text:tab/><text:tab/>Germany</text:p>
      <text:p text:style-name="P4"/>
      <text:h text:style-name="P37" text:outline-level="1">Declaration of Intent:</text:h>
      <text:p text:style-name="P3"/>
      <text:h text:style-name="P35" text:outline-level="3">Start the fire!</text:h>
      <text:p text:style-name="Standard">Step 1 – Want to be a part of the action? Make your stand and <text:span text:style-name="T2">give us your GO by signing!</text:span></text:p>
      <text:p text:style-name="Standard">Step 2 - 1.000 signatures in - <text:span text:style-name="T2">then</text:span> <text:span text:style-name="T2">C3S is being founded.</text:span></text:p>
      <text:p text:style-name="Standard">Step 3 – You decide to become a <text:span text:style-name="T2">founding member and make history.</text:span></text:p>
      <text:p text:style-name="P7"/>
      <text:h text:style-name="Heading_20_3" text:outline-level="3">What's going on.</text:h>
      <text:p text:style-name="Standard">By signing the form you declare your intent to join C3S at its founding. In turn, you are going to receive a note telling you where &amp; when the <text:span text:style-name="T2">crowdfunding for launching C3S</text:span> will take place - even before the public. Then you can purchase shares in C3S, plus exclusive rewards &amp; goodies in extremely limited numbers. To be honest, we are already heavily adrenalised – <text:span text:style-name="T2">'cause something big is coming!</text:span><text:span text:style-name="T1"> Something, that is only available with us. </text:span><text:span text:style-name="T2">Be one of the first to pick your own reward!</text:span></text:p>
      <text:p text:style-name="Standard"/>
      <text:h text:style-name="Heading_20_3" text:outline-level="3">Making History.</text:h>
      <text:p text:style-name="Standard">When you participate in the crowdfunding you can become a <text:span text:style-name="T2">Founding Member</text:span> of C3S.</text:p>
      <text:p text:style-name="Standard"/>
      <text:h text:style-name="Heading_20_3" text:outline-level="3">No cheap tricks.</text:h>
      <text:p text:style-name="Standard">Signing the <text:span text:style-name="T7">Declaration of Intent</text:span> ist not binding. You won't become a member by signing the declaration. Neither you will have to pay.</text:p>
      <text:p text:style-name="Standard"/>
      <text:h text:style-name="Heading_20_3" text:outline-level="3">Yay! Count me in!</text:h>
      <text:p text:style-name="Standard">During the crowdfunding you decide whether you would like to join C3S as a member or supporter. We hope you do. We are looking forward to welcome you on board!</text:p>
      <text:p text:style-name="Standard"/>
      <text:p text:style-name="P2">Here you go: Send the form, dive right into the mosh pit, and climb the stage!</text:p>
      <text:h text:style-name="P36" text:outline-level="3">Ok, folks – fill in, sign it, make it happen!</text:h>
      <text:p text:style-name="P19"><text:span text:style-name="T5">(1) I'm </text:span><text:span text:style-name="T6">musically involved in creating at least three songs</text:span><text:span text:style-name="T5">, and I'm considering to ask C3S to administer the rights to some of my songs.</text:span></text:p>
      <text:p text:style-name="P20"><text:tab/>(1a) I am active as a (multiple <text:span text:style-name="T14">selection possible</text:span>):</text:p>
      <text:p text:style-name="P26"><text:span text:style-name="T3"><text:tab/></text:span><text:span text:style-name="T3"><draw:control text:anchor-type="as-char" draw:z-index="0" draw:style-name="gr1" draw:text-style-name="P39" svg:width="3.629cm" svg:height="0.382cm" draw:control="control1"><svg:title>Komponist(in)</svg:title></draw:control></text:span></text:p>
      <text:p text:style-name="P11"><text:span text:style-name="T3"><text:tab/></text:span><text:span text:style-name="T3"><draw:control text:anchor-type="as-char" draw:z-index="1" draw:style-name="gr1" draw:text-style-name="P39" svg:width="3.747cm" svg:height="0.424cm" draw:control="control2"><svg:title>Texter(in)</svg:title></draw:control></text:span></text:p>
      <text:p text:style-name="P11"><text:span text:style-name="T3"><text:tab/></text:span><text:span text:style-name="T3"><draw:control text:anchor-type="as-char" draw:z-index="2" draw:style-name="gr1" draw:text-style-name="P39" svg:width="5.599cm" svg:height="0.428cm" draw:control="control3"><svg:title>Musikproduzent(in)</svg:title></draw:control></text:span></text:p>
      <text:p text:style-name="P11"><text:span text:style-name="T3"><text:tab/></text:span><text:span text:style-name="T3"><draw:control text:anchor-type="as-char" draw:z-index="3" draw:style-name="gr1" draw:text-style-name="P39" svg:width="5.434cm" svg:height="0.429cm" draw:control="control4"><svg:title>Remixer(in)</svg:title></draw:control></text:span></text:p>
      <text:p text:style-name="P11"><text:span text:style-name="T3"><text:tab/></text:span><text:span text:style-name="T3"><draw:control text:anchor-type="as-char" draw:z-index="4" draw:style-name="gr1" draw:text-style-name="P39" svg:width="8.827cm" svg:height="0.475cm" draw:control="control5"><svg:title>DJ</svg:title></draw:control></text:span></text:p>
      <text:p text:style-name="P18"><text:span text:style-name="T4"><text:tab/></text:span>(1b) Currently, I am a<text:span text:style-name="T2"> member of another collecting society</text:span>.</text:p>
      <text:p text:style-name="P25"><draw:g text:anchor-type="char" draw:z-index="5" draw:style-name="gr2"><draw:control draw:style-name="gr3" draw:text-style-name="P39" svg:width="4.783cm" svg:height="0.593cm" svg:x="1.928cm" svg:y="0.3cm" draw:control="control6"/><draw:control draw:style-name="gr3" draw:text-style-name="P39" svg:width="1.445cm" svg:height="0.523cm" svg:x="1.928cm" svg:y="0.893cm" draw:control="control7"/><draw:control draw:style-name="gr4" draw:text-style-name="P40" svg:width="9.815cm" svg:height="0.701cm" svg:x="6.71cm" svg:y="0cm" draw:control="control8"><svg:title>inColSocName</svg:title></draw:control></draw:g><text:tab/><text:tab/><text:tab/><text:tab/><text:tab/><text:tab/> <text:s/>______________________________________________</text:p>
      <text:p text:style-name="P1"/>
      <text:p text:style-name="P1"/>
      <text:p text:style-name="P12">(2) I am considering to <text:span text:style-name="T2">join C3S as a supporting member </text:span>only. This option is also available to members of other collecting societies without quitting those.</text:p>
      <text:p text:style-name="P9"><draw:g text:anchor-type="char" draw:z-index="6" draw:style-name="gr5"><draw:control draw:style-name="gr3" draw:text-style-name="P39" svg:width="1.777cm" svg:height="0.498cm" svg:x="1.928cm" svg:y="0.406cm" draw:control="control9"/><draw:control draw:style-name="gr3" draw:text-style-name="P39" svg:width="2.133cm" svg:height="0.452cm" svg:x="1.928cm" svg:y="1.022cm" draw:control="control10"/></draw:g><text:tab/></text:p>
      <text:p text:style-name="P1"/>
      <text:p text:style-name="P1"/>
      <text:list xml:id="list1105407675977950188" text:style-name="L1">
        <text:list-header>
          <text:p text:style-name="P31"><text:span text:style-name="T11">Contact information</text:span>:</text:p>
        </text:list-header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28"><text:span text:style-name="T9">(</text:span><text:span text:style-name="T10">Real</text:span><text:span text:style-name="T9">)</text:span><text:span text:style-name="T15"> </text:span><text:span text:style-name="T17">First </text:span><text:span text:style-name="T15">name</text:span></text:p>
          </table:table-cell>
          <table:table-cell table:style-name="Tabelle1.A1" office:value-type="string">
            <text:p text:style-name="P30"/>
          </table:table-cell>
          <table:table-cell table:style-name="Tabelle1.C1" office:value-type="string">
            <text:p text:style-name="P30"><draw:control text:anchor-type="paragraph" draw:z-index="13" draw:style-name="gr6" draw:text-style-name="P40" svg:width="10.15cm" svg:height="0.701cm" svg:x="0cm" svg:y="0cm" draw:control="control17"/></text:p>
          </table:table-cell>
          <table:table-cell table:style-name="Tabelle1.C1" office:value-type="string">
            <text:p text:style-name="P30"/>
          </table:table-cell>
        </table:table-row>
        <table:table-row>
          <table:table-cell table:style-name="Tabelle1.A1" office:value-type="string">
            <text:p text:style-name="P29"><text:span text:style-name="T9">(</text:span><text:span text:style-name="T10">Real</text:span><text:span text:style-name="T9">)</text:span><text:span text:style-name="T15"> </text:span><text:span text:style-name="T17">Last </text:span><text:span text:style-name="T15">name</text:span></text:p>
          </table:table-cell>
          <table:table-cell table:style-name="Tabelle1.A1" office:value-type="string">
            <text:p text:style-name="P30"/>
          </table:table-cell>
          <table:table-cell table:style-name="Tabelle1.C1" office:value-type="string">
            <text:p text:style-name="P30"><draw:control text:anchor-type="paragraph" draw:z-index="12" draw:style-name="gr6" draw:text-style-name="P40" svg:width="10.15cm" svg:height="0.701cm" svg:x="0cm" svg:y="0cm" draw:control="control16"/></text:p>
          </table:table-cell>
          <table:table-cell table:style-name="Tabelle1.C1" office:value-type="string">
            <text:p text:style-name="P30"/>
          </table:table-cell>
        </table:table-row>
        <table:table-row>
          <table:table-cell table:style-name="Tabelle1.A1" office:value-type="string">
            <text:p text:style-name="P32">Email</text:p>
          </table:table-cell>
          <table:table-cell table:style-name="Tabelle1.A1" office:value-type="string">
            <text:p text:style-name="P30"/>
          </table:table-cell>
          <table:table-cell table:style-name="Tabelle1.C1" office:value-type="string">
            <text:p text:style-name="P30"><draw:control text:anchor-type="paragraph" draw:z-index="11" draw:style-name="gr6" draw:text-style-name="P40" svg:width="10.15cm" svg:height="0.701cm" svg:x="0cm" svg:y="0cm" draw:control="control15"/></text:p>
          </table:table-cell>
          <table:table-cell table:style-name="Tabelle1.C1" office:value-type="string">
            <text:p text:style-name="P30"/>
          </table:table-cell>
        </table:table-row>
        <table:table-row>
          <table:table-cell table:style-name="Tabelle1.A1" office:value-type="string">
            <text:p text:style-name="P33">City</text:p>
          </table:table-cell>
          <table:table-cell table:style-name="Tabelle1.A1" office:value-type="string">
            <text:p text:style-name="P30"/>
          </table:table-cell>
          <table:table-cell table:style-name="Tabelle1.C1" office:value-type="string">
            <text:p text:style-name="P30"><draw:control text:anchor-type="paragraph" draw:z-index="10" draw:style-name="gr6" draw:text-style-name="P40" svg:width="10.15cm" svg:height="0.701cm" svg:x="0cm" svg:y="0cm" draw:control="control14"/></text:p>
          </table:table-cell>
          <table:table-cell table:style-name="Tabelle1.C1" office:value-type="string">
            <text:p text:style-name="P30"/>
          </table:table-cell>
        </table:table-row>
        <table:table-row>
          <table:table-cell table:style-name="Tabelle1.A1" office:value-type="string">
            <text:p text:style-name="P33">Country</text:p>
          </table:table-cell>
          <table:table-cell table:style-name="Tabelle1.A1" office:value-type="string">
            <text:p text:style-name="P30"/>
          </table:table-cell>
          <table:table-cell table:style-name="Tabelle1.C1" office:value-type="string">
            <text:p text:style-name="P30"><draw:control text:anchor-type="paragraph" draw:z-index="9" draw:style-name="gr6" draw:text-style-name="P40" svg:width="10.15cm" svg:height="0.701cm" svg:x="0cm" svg:y="0cm" draw:control="control13"/></text:p>
          </table:table-cell>
          <table:table-cell table:style-name="Tabelle1.C1" office:value-type="string">
            <text:p text:style-name="P30"/>
          </table:table-cell>
        </table:table-row>
        <table:table-row>
          <table:table-cell table:style-name="Tabelle1.A1" office:value-type="string">
            <text:p text:style-name="P21"><text:span text:style-name="T17">Date of birth </text:span><text:span text:style-name="T10">(dd.mm.yyyy)</text:span></text:p>
          </table:table-cell>
          <table:table-cell table:style-name="Tabelle1.A1" office:value-type="string">
            <text:p text:style-name="P30"/>
          </table:table-cell>
          <table:table-cell table:style-name="Tabelle1.C1" office:value-type="string">
            <text:p text:style-name="P30"><draw:control text:anchor-type="paragraph" draw:z-index="14" draw:style-name="gr7" draw:text-style-name="P40" svg:width="3.514cm" svg:height="0.701cm" svg:x="0cm" svg:y="0cm" draw:control="control18"/></text:p>
          </table:table-cell>
          <table:table-cell table:style-name="Tabelle1.D6" office:value-type="string">
            <text:p text:style-name="P30"/>
          </table:table-cell>
        </table:table-row>
        <table:table-row>
          <table:table-cell table:style-name="Tabelle1.A1" office:value-type="string">
            <text:p text:style-name="P21"><text:span text:style-name="T8">optional:</text:span><text:span text:style-name="T16"> Band/</text:span><text:span text:style-name="T17">Artist </text:span><text:span text:style-name="T16">name</text:span></text:p>
          </table:table-cell>
          <table:table-cell table:style-name="Tabelle1.A1" office:value-type="string">
            <text:p text:style-name="P30"/>
          </table:table-cell>
          <table:table-cell table:style-name="Tabelle1.C1" office:value-type="string">
            <text:p text:style-name="P30"><draw:control text:anchor-type="paragraph" draw:z-index="8" draw:style-name="gr6" draw:text-style-name="P40" svg:width="10.15cm" svg:height="0.701cm" svg:x="0cm" svg:y="0cm" draw:control="control12"/></text:p>
          </table:table-cell>
          <table:table-cell table:style-name="Tabelle1.C1" office:value-type="string">
            <text:p text:style-name="P30"/>
          </table:table-cell>
        </table:table-row>
        <table:table-row>
          <table:table-cell table:style-name="Tabelle1.A1" office:value-type="string">
            <text:p text:style-name="P21"><text:span text:style-name="T8">optional:</text:span><text:span text:style-name="T16"> Homepage</text:span></text:p>
          </table:table-cell>
          <table:table-cell table:style-name="Tabelle1.A1" office:value-type="string">
            <text:p text:style-name="P30"/>
          </table:table-cell>
          <table:table-cell table:style-name="Tabelle1.C1" office:value-type="string">
            <text:p text:style-name="P30"><draw:control text:anchor-type="paragraph" draw:z-index="7" draw:style-name="gr6" draw:text-style-name="P40" svg:width="10.15cm" svg:height="0.701cm" svg:x="0cm" svg:y="0cm" draw:control="control11"/></text:p>
          </table:table-cell>
          <table:table-cell table:style-name="Tabelle1.C1" office:value-type="string">
            <text:p text:style-name="P30"/>
          </table:table-cell>
        </table:table-row>
      </table:table>
      <text:list xml:id="list1363883691883090968" text:style-name="L2">
        <text:list-header>
          <text:p text:style-name="P34"/>
        </text:list-header>
      </text:list>
      <text:p text:style-name="P27"/>
      <text:p text:style-name="P10"/>
      <text:p text:style-name="P23"/>
      <text:p text:style-name="P24">______________<text:tab/>__________________________<text:tab/>______________________________</text:p>
      <text:p text:style-name="P22"><text:span text:style-name="T13">Date</text:span><text:span text:style-name="T12"><text:tab/></text:span><text:span text:style-name="T13">City</text:span><text:span text:style-name="T12"><text:tab/></text:span><text:span text:style-name="T13">Signatu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Standard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cm" style:contextual-spacing="false">
        <style:tab-stops>
          <style:tab-stop style:position="1cm"/>
        </style:tab-stops>
      </style:paragraph-properties>
      <style:text-properties style:font-name="Calibri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2cm" fo:margin-bottom="0.21cm" style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.199cm" fo:margin-bottom="0cm" style:contextual-spacing="false" style:page-number="auto" text:number-lines="false" text:line-number="0"/>
      <style:text-properties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TF_5f_Num_20_2_20_1" style:display-name="RTF_Num 2 1" style:family="text"/>
    <style:style style:name="RTF_5f_Num_20_3_20_1" style:display-name="RTF_Num 3 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RTF_5f_Num_20_4_20_1" style:display-name="RTF_Num 4 1" style:family="text"/>
    <style:style style:name="RTF_5f_Num_20_5_20_1" style:display-name="RTF_Num 5 1" style:family="text"/>
    <style:style style:name="RTF_5f_Num_20_6_20_1" style:display-name="RTF_Num 6 1" style:family="text"/>
    <style:style style:name="RTF_5f_Num_20_7_20_1" style:display-name="RTF_Num 7 1" style:family="text"/>
    <style:style style:name="RTF_5f_Num_20_8_20_1" style:display-name="RTF_Num 8 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9_20_1" style:display-name="RTF_Num 9 1" style:family="text"/>
    <style:style style:name="RTF_5f_Num_20_10_20_1" style:display-name="RTF_Num 10 1" style:family="text"/>
    <style:style style:name="RTF_5f_Num_20_11_20_1" style:display-name="RTF_Num 11 1" style:family="text"/>
    <style:style style:name="RTF_5f_Num_20_12_20_1" style:display-name="RTF_Num 12 1" style:family="text"/>
    <style:style style:name="RTF_5f_Num_20_13_20_1" style:display-name="RTF_Num 13 1" style:family="text"/>
    <style:style style:name="RTF_5f_Num_20_14_20_1" style:display-name="RTF_Num 14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-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style:num-suffix="." text:bullet-char="-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bullet text:level="1" text:style-name="RTF_5f_Num_20_5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style-name="RTF_5f_Num_20_6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bullet text:level="1" text:style-name="RTF_5f_Num_20_8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bullet text:level="1" text:style-name="RTF_5f_Num_20_9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bullet text:level="1" text:style-name="RTF_5f_Num_20_10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bullet text:level="1" text:style-name="RTF_5f_Num_20_11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bullet text:level="1" text:style-name="RTF_5f_Num_20_12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bullet text:level="1" text:style-name="RTF_5f_Num_20_13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bullet text:level="1" text:style-name="RTF_5f_Num_20_14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paragraph-rsid="00265a79" style:font-size-asian="8pt" style:font-size-complex="8pt"/>
    </style:style>
    <style:style style:name="MT1" style:family="text">
      <style:text-properties officeooo:rsid="00265a79"/>
    </style:style>
    <style:page-layout style:name="Mpm1">
      <style:page-layout-properties fo:page-width="21.001cm" fo:page-height="29.7cm" style:num-format="1" style:print-orientation="portrait" fo:margin-top="2.499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C3S DOIv2 en 2013-05-25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enges</meta:initial-creator>
    <meta:creation-date>2013-05-03T13:30:05</meta:creation-date>
    <dc:date>2013-05-25T19:48:12</dc:date>
    <meta:editing-duration>P1DT2H19M13S</meta:editing-duration>
    <meta:editing-cycles>33</meta:editing-cycles>
    <meta:generator>LibreOffice/4.0.2.2$Linux_X86_64 LibreOffice_project/400m0$Build-2</meta:generator>
    <meta:printed-by>Wolfgang Senges</meta:printed-by>
    <meta:print-date>2013-05-04T16:56:39</meta:print-date>
    <meta:document-statistic meta:table-count="1" meta:image-count="0" meta:object-count="0" meta:page-count="3" meta:paragraph-count="49" meta:word-count="406" meta:character-count="2441" meta:non-whitespace-character-count="2045"/>
  </office:meta>
</office:document-meta>
</file>